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4.91cm" fo:min-width="3.5cm" draw:shadow-opacity="0%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8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>
          <draw:connector draw:style-name="gr1" draw:text-style-name="P1" draw:layer="layout" draw:line-skew="0.564cm 5.726cm" svg:x1="9.722cm" svg:y1="16.03cm" svg:x2="22.779cm" svg:y2="15.997cm" draw:start-shape="id1" draw:start-glue-point="0" draw:end-shape="id2" draw:end-glue-point="3" svg:d="M9722 16030v14h13282v-47h-225" svg:viewBox="0 0 13283 48">
            <text:p/>
          </draw:connector>
          <draw:custom-shape draw:style-name="gr2" draw:text-style-name="P2" draw:layer="layout" svg:width="4cm" svg:height="5.16cm" svg:x="27.289cm" svg:y="14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xml:id="id3" draw:id="id3" draw:layer="layout" svg:width="1.842cm" svg:height="1.843cm" svg:x="5.834cm" svg:y="9.687cm">
            <text:p text:style-name="P1">+</text:p>
            <text:p text:style-name="P1">-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xml:id="id4" draw:id="id4">
            <draw:line draw:style-name="gr4" draw:text-style-name="P3" draw:layer="layout" svg:x1="7.695cm" svg:y1="6.362cm" svg:x2="7.896cm" svg:y2="5.916cm">
              <text:p/>
            </draw:line>
            <draw:line draw:style-name="gr4" draw:text-style-name="P3" draw:layer="layout" svg:x1="8.316cm" svg:y1="6.825cm" svg:x2="7.893cm" svg:y2="5.917cm">
              <text:p/>
            </draw:line>
            <draw:line draw:style-name="gr4" draw:text-style-name="P3" draw:layer="layout" svg:x1="9.145cm" svg:y1="6.876cm" svg:x2="9.568cm" svg:y2="5.968cm">
              <text:p/>
            </draw:line>
            <draw:line draw:style-name="gr4" draw:text-style-name="P3" draw:layer="layout" svg:x1="8.295cm" svg:y1="6.846cm" svg:x2="8.718cm" svg:y2="5.938cm">
              <text:p/>
            </draw:line>
            <draw:line draw:style-name="gr4" draw:text-style-name="P3" draw:layer="layout" svg:x1="9.162cm" svg:y1="6.871cm" svg:x2="8.739cm" svg:y2="5.963cm">
              <text:p/>
            </draw:line>
            <draw:line draw:style-name="gr4" draw:text-style-name="P3" draw:layer="layout" svg:x1="10.001cm" svg:y1="6.872cm" svg:x2="9.578cm" svg:y2="5.964cm">
              <text:p/>
            </draw:line>
            <draw:line draw:style-name="gr4" draw:text-style-name="P3" draw:layer="layout" svg:x1="9.994cm" svg:y1="6.826cm" svg:x2="10.195cm" svg:y2="6.38cm">
              <text:p/>
            </draw:line>
          </draw:g>
          <draw:g xml:id="id5" draw:id="id5">
            <draw:line draw:style-name="gr4" draw:text-style-name="P3" draw:layer="layout" svg:x1="10.043cm" svg:y1="8.229cm" svg:x2="11.553cm" svg:y2="8.229cm">
              <text:p/>
            </draw:line>
            <draw:line draw:style-name="gr4" draw:text-style-name="P3" draw:layer="layout" svg:x1="10.043cm" svg:y1="8.229cm" svg:x2="11.553cm" svg:y2="8.229cm">
              <text:p/>
            </draw:line>
            <draw:line draw:style-name="gr4" draw:text-style-name="P3" draw:layer="layout" svg:x1="10.043cm" svg:y1="8.907cm" svg:x2="11.553cm" svg:y2="8.907cm">
              <text:p/>
            </draw:line>
            <draw:line draw:style-name="gr4" draw:text-style-name="P3" draw:layer="layout" svg:x1="10.788cm" svg:y1="9.822cm" svg:x2="10.8cm" svg:y2="8.901cm">
              <text:p/>
            </draw:line>
            <draw:line draw:style-name="gr4" draw:text-style-name="P3" draw:layer="layout" svg:x1="10.788cm" svg:y1="8.243cm" svg:x2="10.8cm" svg:y2="7.322cm">
              <text:p/>
            </draw:line>
          </draw:g>
          <draw:g xml:id="id8" draw:id="id8">
            <draw:line draw:style-name="gr4" draw:text-style-name="P3" draw:layer="layout" svg:x1="13.904cm" svg:y1="7.549cm" svg:x2="13.436cm" svg:y2="7.351cm">
              <text:p/>
            </draw:line>
            <draw:line draw:style-name="gr4" draw:text-style-name="P3" draw:layer="layout" svg:x1="14.353cm" svg:y1="6.924cm" svg:x2="13.437cm" svg:y2="7.355cm">
              <text:p/>
            </draw:line>
            <draw:line draw:style-name="gr4" draw:text-style-name="P3" draw:layer="layout" svg:x1="14.373cm" svg:y1="6.095cm" svg:x2="13.422cm" svg:y2="5.68cm">
              <text:p/>
            </draw:line>
            <draw:line draw:style-name="gr4" draw:text-style-name="P3" draw:layer="layout" svg:x1="14.376cm" svg:y1="6.945cm" svg:x2="13.425cm" svg:y2="6.53cm">
              <text:p/>
            </draw:line>
            <draw:line draw:style-name="gr4" draw:text-style-name="P3" draw:layer="layout" svg:x1="14.365cm" svg:y1="6.078cm" svg:x2="13.449cm" svg:y2="6.509cm">
              <text:p/>
            </draw:line>
            <draw:line draw:style-name="gr4" draw:text-style-name="P3" draw:layer="layout" svg:x1="14.332cm" svg:y1="5.239cm" svg:x2="13.416cm" svg:y2="5.67cm">
              <text:p/>
            </draw:line>
            <draw:line draw:style-name="gr4" draw:text-style-name="P3" draw:layer="layout" svg:x1="14.288cm" svg:y1="5.247cm" svg:x2="13.82cm" svg:y2="5.049cm">
              <text:p/>
            </draw:line>
          </draw:g>
          <draw:g xml:id="id7" draw:id="id7">
            <draw:custom-shape draw:style-name="gr2" draw:text-style-name="P2" draw:layer="layout" svg:width="4cm" svg:height="5.16cm" svg:x="15.803cm" svg:y="7.8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5" draw:text-style-name="P3" draw:layer="layout" svg:x1="16.803cm" svg:y1="9.192cm" svg:x2="16.803cm" svg:y2="11.701cm">
                  <text:p/>
                </draw:line>
                <draw:line draw:style-name="gr5" draw:text-style-name="P3" draw:layer="layout" svg:x1="17.831cm" svg:y1="9.158cm" svg:x2="16.803cm" svg:y2="9.82cm">
                  <text:p/>
                </draw:line>
                <draw:line draw:style-name="gr6" draw:text-style-name="P3" draw:layer="layout" svg:x1="17.831cm" svg:y1="11.722cm" svg:x2="16.803cm" svg:y2="11.06cm">
                  <text:p/>
                </draw:line>
                <draw:line draw:style-name="gr5" draw:text-style-name="P3" draw:layer="layout" svg:x1="17.803cm" svg:y1="7.903cm" svg:x2="17.803cm" svg:y2="9.158cm">
                  <text:p/>
                </draw:line>
                <draw:line draw:style-name="gr5" draw:text-style-name="P3" draw:layer="layout" svg:x1="17.803cm" svg:y1="11.706cm" svg:x2="17.803cm" svg:y2="12.961cm">
                  <text:p/>
                </draw:line>
                <draw:line draw:style-name="gr5" draw:text-style-name="P3" draw:layer="layout" svg:x1="15.803cm" svg:y1="10.477cm" svg:x2="16.775cm" svg:y2="10.477cm">
                  <text:p/>
                </draw:line>
              </draw:g>
            </draw:g>
          </draw:g>
          <draw:g xml:id="id6" draw:id="id6">
            <draw:line draw:style-name="gr4" draw:text-style-name="P3" draw:layer="layout" svg:x1="13.904cm" svg:y1="14.549cm" svg:x2="13.436cm" svg:y2="14.351cm">
              <text:p/>
            </draw:line>
            <draw:line draw:style-name="gr4" draw:text-style-name="P3" draw:layer="layout" svg:x1="14.353cm" svg:y1="13.924cm" svg:x2="13.437cm" svg:y2="14.355cm">
              <text:p/>
            </draw:line>
            <draw:line draw:style-name="gr4" draw:text-style-name="P3" draw:layer="layout" svg:x1="14.373cm" svg:y1="13.095cm" svg:x2="13.422cm" svg:y2="12.68cm">
              <text:p/>
            </draw:line>
            <draw:line draw:style-name="gr4" draw:text-style-name="P3" draw:layer="layout" svg:x1="14.376cm" svg:y1="13.945cm" svg:x2="13.425cm" svg:y2="13.53cm">
              <text:p/>
            </draw:line>
            <draw:line draw:style-name="gr4" draw:text-style-name="P3" draw:layer="layout" svg:x1="14.365cm" svg:y1="13.078cm" svg:x2="13.449cm" svg:y2="13.509cm">
              <text:p/>
            </draw:line>
            <draw:line draw:style-name="gr4" draw:text-style-name="P3" draw:layer="layout" svg:x1="14.332cm" svg:y1="12.239cm" svg:x2="13.416cm" svg:y2="12.67cm">
              <text:p/>
            </draw:line>
            <draw:line draw:style-name="gr4" draw:text-style-name="P3" draw:layer="layout" svg:x1="14.288cm" svg:y1="12.247cm" svg:x2="13.82cm" svg:y2="12.049cm">
              <text:p/>
            </draw:line>
          </draw:g>
          <draw:connector draw:style-name="gr1" draw:text-style-name="P1" draw:layer="layout" svg:x1="6.755cm" svg:y1="9.687cm" svg:x2="7.695cm" svg:y2="6.396cm" draw:start-shape="id3" draw:start-glue-point="4" draw:end-shape="id4" draw:end-glue-point="3" svg:d="M6755 9687v-3291h940" svg:viewBox="0 0 941 3292">
            <text:p/>
          </draw:connector>
          <draw:connector draw:style-name="gr1" draw:text-style-name="P1" draw:layer="layout" svg:x1="10.195cm" svg:y1="6.396cm" svg:x2="10.798cm" svg:y2="7.322cm" draw:start-shape="id4" draw:start-glue-point="1" draw:end-shape="id5" draw:end-glue-point="0" svg:d="M10195 6396h603v926" svg:viewBox="0 0 604 927">
            <text:p/>
          </draw:connector>
          <draw:connector draw:style-name="gr1" draw:text-style-name="P1" draw:layer="layout" draw:line-skew="0.955cm" svg:x1="6.755cm" svg:y1="11.53cm" svg:x2="13.896cm" svg:y2="14.549cm" draw:start-shape="id3" draw:start-glue-point="8" draw:end-shape="id6" draw:end-glue-point="2" svg:d="M6755 11530v4524h7141v-1505" svg:viewBox="0 0 7142 4525">
            <text:p/>
          </draw:connector>
          <draw:connector draw:style-name="gr1" draw:text-style-name="P1" draw:layer="layout" svg:x1="10.798cm" svg:y1="9.822cm" svg:x2="15.803cm" svg:y2="10.412cm" draw:start-shape="id5" draw:start-glue-point="2" draw:end-shape="id7" draw:end-glue-point="3" svg:d="M10798 9822v590h5005" svg:viewBox="0 0 5006 591">
            <text:p/>
          </draw:connector>
          <draw:connector draw:style-name="gr1" draw:text-style-name="P1" draw:layer="layout" svg:x1="13.896cm" svg:y1="7.549cm" svg:x2="13.896cm" svg:y2="12.049cm" draw:start-shape="id8" draw:start-glue-point="2" draw:end-shape="id6" draw:end-glue-point="0" svg:d="M13896 7549v4500" svg:viewBox="0 0 1 4501">
            <text:p/>
          </draw:connector>
          <draw:g xml:id="id9" draw:id="id9">
            <draw:line draw:style-name="gr4" draw:text-style-name="P3" draw:layer="layout" svg:x1="17.804cm" svg:y1="7.549cm" svg:x2="17.336cm" svg:y2="7.351cm">
              <text:p/>
            </draw:line>
            <draw:line draw:style-name="gr4" draw:text-style-name="P3" draw:layer="layout" svg:x1="18.253cm" svg:y1="6.924cm" svg:x2="17.337cm" svg:y2="7.355cm">
              <text:p/>
            </draw:line>
            <draw:line draw:style-name="gr4" draw:text-style-name="P3" draw:layer="layout" svg:x1="18.273cm" svg:y1="6.095cm" svg:x2="17.322cm" svg:y2="5.68cm">
              <text:p/>
            </draw:line>
            <draw:line draw:style-name="gr4" draw:text-style-name="P3" draw:layer="layout" svg:x1="18.276cm" svg:y1="6.945cm" svg:x2="17.325cm" svg:y2="6.53cm">
              <text:p/>
            </draw:line>
            <draw:line draw:style-name="gr4" draw:text-style-name="P3" draw:layer="layout" svg:x1="18.265cm" svg:y1="6.078cm" svg:x2="17.349cm" svg:y2="6.509cm">
              <text:p/>
            </draw:line>
            <draw:line draw:style-name="gr4" draw:text-style-name="P3" draw:layer="layout" svg:x1="18.232cm" svg:y1="5.239cm" svg:x2="17.316cm" svg:y2="5.67cm">
              <text:p/>
            </draw:line>
            <draw:line draw:style-name="gr4" draw:text-style-name="P3" draw:layer="layout" svg:x1="18.188cm" svg:y1="5.247cm" svg:x2="17.72cm" svg:y2="5.049cm">
              <text:p/>
            </draw:line>
          </draw:g>
          <draw:g xml:id="id10" draw:id="id10">
            <draw:line draw:style-name="gr4" draw:text-style-name="P3" draw:layer="layout" svg:x1="17.804cm" svg:y1="15.449cm" svg:x2="17.336cm" svg:y2="15.251cm">
              <text:p/>
            </draw:line>
            <draw:line draw:style-name="gr4" draw:text-style-name="P3" draw:layer="layout" svg:x1="18.253cm" svg:y1="14.824cm" svg:x2="17.337cm" svg:y2="15.255cm">
              <text:p/>
            </draw:line>
            <draw:line draw:style-name="gr4" draw:text-style-name="P3" draw:layer="layout" svg:x1="18.273cm" svg:y1="13.995cm" svg:x2="17.322cm" svg:y2="13.58cm">
              <text:p/>
            </draw:line>
            <draw:line draw:style-name="gr4" draw:text-style-name="P3" draw:layer="layout" svg:x1="18.276cm" svg:y1="14.845cm" svg:x2="17.325cm" svg:y2="14.43cm">
              <text:p/>
            </draw:line>
            <draw:line draw:style-name="gr4" draw:text-style-name="P3" draw:layer="layout" svg:x1="18.265cm" svg:y1="13.978cm" svg:x2="17.349cm" svg:y2="14.409cm">
              <text:p/>
            </draw:line>
            <draw:line draw:style-name="gr4" draw:text-style-name="P3" draw:layer="layout" svg:x1="18.232cm" svg:y1="13.139cm" svg:x2="17.316cm" svg:y2="13.57cm">
              <text:p/>
            </draw:line>
            <draw:line draw:style-name="gr4" draw:text-style-name="P3" draw:layer="layout" svg:x1="18.188cm" svg:y1="13.147cm" svg:x2="17.72cm" svg:y2="12.949cm">
              <text:p/>
            </draw:line>
          </draw:g>
          <draw:connector draw:style-name="gr1" draw:text-style-name="P1" draw:layer="layout" draw:line-skew="-1.475cm" svg:x1="13.896cm" svg:y1="5.049cm" svg:x2="17.796cm" svg:y2="5.049cm" draw:start-shape="id8" draw:start-glue-point="0" draw:end-shape="id9" draw:end-glue-point="0" svg:d="M13896 5049v-2025h3900v2025" svg:viewBox="0 0 3901 2026">
            <text:p/>
          </draw:connector>
          <draw:g xml:id="id11" draw:id="id11">
            <draw:line draw:style-name="gr4" draw:text-style-name="P3" draw:layer="layout" svg:x1="20.043cm" svg:y1="13.929cm" svg:x2="21.553cm" svg:y2="13.929cm">
              <text:p/>
            </draw:line>
            <draw:line draw:style-name="gr4" draw:text-style-name="P3" draw:layer="layout" svg:x1="20.043cm" svg:y1="13.929cm" svg:x2="21.553cm" svg:y2="13.929cm">
              <text:p/>
            </draw:line>
            <draw:line draw:style-name="gr4" draw:text-style-name="P3" draw:layer="layout" svg:x1="20.043cm" svg:y1="14.607cm" svg:x2="21.553cm" svg:y2="14.607cm">
              <text:p/>
            </draw:line>
            <draw:line draw:style-name="gr4" draw:text-style-name="P3" draw:layer="layout" svg:x1="20.788cm" svg:y1="15.522cm" svg:x2="20.8cm" svg:y2="14.601cm">
              <text:p/>
            </draw:line>
            <draw:line draw:style-name="gr4" draw:text-style-name="P3" draw:layer="layout" svg:x1="20.788cm" svg:y1="13.943cm" svg:x2="20.8cm" svg:y2="13.022cm">
              <text:p/>
            </draw:line>
          </draw:g>
          <draw:connector draw:style-name="gr1" draw:text-style-name="P1" draw:layer="layout" draw:line-skew="-0.655cm" svg:x1="17.796cm" svg:y1="12.949cm" svg:x2="20.798cm" svg:y2="13.022cm" draw:start-shape="id10" draw:start-glue-point="0" draw:end-shape="id11" draw:end-glue-point="0" svg:d="M17796 12949v-1205h3002v1278" svg:viewBox="0 0 3003 1279">
            <text:p/>
          </draw:connector>
          <draw:g xml:id="id1" draw:id="id1">
            <draw:line draw:style-name="gr4" draw:text-style-name="P3" draw:layer="layout" svg:x1="11.725cm" svg:y1="17.287cm" svg:x2="7.718cm" svg:y2="17.312cm">
              <text:p/>
            </draw:line>
            <draw:line draw:style-name="gr4" draw:text-style-name="P3" draw:layer="layout" svg:x1="11.727cm" svg:y1="17.273cm" svg:x2="7.72cm" svg:y2="17.298cm">
              <text:p/>
            </draw:line>
            <draw:line draw:style-name="gr4" draw:text-style-name="P3" draw:layer="layout" svg:x1="8.812cm" svg:y1="17.841cm" svg:x2="10.803cm" svg:y2="17.841cm">
              <text:p/>
            </draw:line>
            <draw:line draw:style-name="gr4" draw:text-style-name="P3" draw:layer="layout" svg:x1="9.35cm" svg:y1="18.315cm" svg:x2="10.307cm" svg:y2="18.315cm">
              <text:p/>
            </draw:line>
            <draw:line draw:style-name="gr4" draw:text-style-name="P3" draw:layer="layout" svg:x1="9.774cm" svg:y1="17.253cm" svg:x2="9.79cm" svg:y2="16.03cm">
              <text:p/>
            </draw:line>
          </draw:g>
          <draw:connector draw:style-name="gr1" draw:text-style-name="P1" draw:layer="layout" svg:x1="17.796cm" svg:y1="15.449cm" svg:x2="9.93cm" svg:y2="16.116cm" draw:start-shape="id10" draw:start-glue-point="2" svg:d="M17796 15449v609h-7866v58" svg:viewBox="0 0 7867 668">
            <text:p/>
          </draw:connector>
          <draw:connector draw:style-name="gr1" draw:text-style-name="P1" draw:layer="layout" draw:line-skew="-0.018cm" svg:x1="20.798cm" svg:y1="15.522cm" svg:x2="17.796cm" svg:y2="15.449cm" draw:start-shape="id11" draw:start-glue-point="2" draw:end-shape="id10" draw:end-glue-point="2" svg:d="M20798 15522v532h-3002v-605" svg:viewBox="0 0 3003 606">
            <text:p/>
          </draw:connector>
          <draw:frame draw:style-name="gr7" draw:text-style-name="P4" draw:layer="layout" svg:width="2.645cm" svg:height="1.114cm" svg:x="9.442cm" svg:y="5.166cm">
            <draw:text-box>
              <text:p>R<text:span text:style-name="T1">in</text:span></text:p>
            </draw:text-box>
          </draw:frame>
          <draw:frame draw:style-name="gr7" draw:text-style-name="P4" draw:layer="layout" svg:width="2.645cm" svg:height="1.114cm" svg:x="13.88cm" svg:y="3.985cm">
            <draw:text-box>
              <text:p>R<text:span text:style-name="T1">1</text:span></text:p>
            </draw:text-box>
          </draw:frame>
          <draw:frame draw:style-name="gr7" draw:text-style-name="P4" draw:layer="layout" svg:width="2.645cm" svg:height="1.114cm" svg:x="17.781cm" svg:y="3.985cm">
            <draw:text-box>
              <text:p>R<text:span text:style-name="T1">C</text:span></text:p>
            </draw:text-box>
          </draw:frame>
          <draw:frame draw:style-name="gr7" draw:text-style-name="P4" draw:layer="layout" svg:width="2.645cm" svg:height="1.114cm" svg:x="20.824cm" svg:y="12.795cm">
            <draw:text-box>
              <text:p>C<text:span text:style-name="T1">B</text:span></text:p>
            </draw:text-box>
          </draw:frame>
          <draw:frame draw:style-name="gr7" draw:text-style-name="P4" draw:layer="layout" svg:width="2.645cm" svg:height="1.114cm" svg:x="17.782cm" svg:y="12.085cm">
            <draw:text-box>
              <text:p>R<text:span text:style-name="T1">E</text:span></text:p>
            </draw:text-box>
          </draw:frame>
          <draw:frame draw:style-name="gr7" draw:text-style-name="P4" draw:layer="layout" svg:width="2.645cm" svg:height="1.114cm" svg:x="13.883cm" svg:y="11.185cm">
            <draw:text-box>
              <text:p>R<text:span text:style-name="T1">2</text:span></text:p>
            </draw:text-box>
          </draw:frame>
          <draw:frame draw:style-name="gr7" draw:text-style-name="P4" draw:layer="layout" svg:width="2.645cm" svg:height="1.114cm" svg:x="10.725cm" svg:y="7.095cm">
            <draw:text-box>
              <text:p>C<text:span text:style-name="T1">in</text:span></text:p>
            </draw:text-box>
          </draw:frame>
          <draw:frame draw:style-name="gr7" draw:text-style-name="P4" draw:layer="layout" svg:width="2.645cm" svg:height="1.114cm" svg:x="4.925cm" svg:y="8.828cm">
            <draw:text-box>
              <text:p>v<text:span text:style-name="T1">in</text:span></text:p>
            </draw:text-box>
          </draw:frame>
          <draw:frame draw:style-name="gr7" draw:text-style-name="P4" draw:layer="layout" svg:width="2.645cm" svg:height="1.114cm" svg:x="23.2cm" svg:y="7.149cm">
            <draw:text-box>
              <text:p>v<text:span text:style-name="T1">out</text:span></text:p>
            </draw:text-box>
          </draw:frame>
          <draw:custom-shape draw:style-name="gr8" draw:text-style-name="P1" draw:layer="layout" svg:width="0.6cm" svg:height="0.6cm" svg:x="15.615cm" svg:y="2.7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7" draw:text-style-name="P4" draw:layer="layout" svg:width="2.645cm" svg:height="1.114cm" svg:x="15.926cm" svg:y="1.828cm">
            <draw:text-box>
              <text:p>V<text:span text:style-name="T1">cc</text:span></text:p>
            </draw:text-box>
          </draw:frame>
          <draw:frame draw:style-name="gr7" draw:text-style-name="P4" draw:layer="layout" svg:width="2.645cm" svg:height="1.114cm" svg:x="4.926cm" svg:y="8.828cm">
            <draw:text-box>
              <text:p>v<text:span text:style-name="T1">in</text:span></text:p>
            </draw:text-box>
          </draw:frame>
          <draw:frame draw:style-name="gr7" draw:text-style-name="P4" draw:layer="layout" svg:width="2.645cm" svg:height="1.114cm" svg:x="4.926cm" svg:y="8.828cm">
            <draw:text-box>
              <text:p>v<text:span text:style-name="T1">in</text:span></text:p>
            </draw:text-box>
          </draw:frame>
          <draw:frame draw:style-name="gr7" draw:text-style-name="P4" draw:layer="layout" svg:width="2.645cm" svg:height="1.114cm" svg:x="4.926cm" svg:y="8.828cm">
            <draw:text-box>
              <text:p>v<text:span text:style-name="T1">in</text:span></text:p>
            </draw:text-box>
          </draw:frame>
          <draw:frame draw:style-name="gr7" draw:text-style-name="P4" draw:layer="layout" svg:width="2.645cm" svg:height="1.114cm" svg:x="4.926cm" svg:y="8.828cm">
            <draw:text-box>
              <text:p>v<text:span text:style-name="T1">in</text:span></text:p>
            </draw:text-box>
          </draw:frame>
          <draw:custom-shape draw:style-name="gr8" draw:text-style-name="P1" xml:id="id12" draw:id="id12" draw:layer="layout" svg:width="0.6cm" svg:height="0.6cm" svg:x="22.816cm" svg:y="7.82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9" draw:text-style-name="P4" draw:layer="layout" svg:width="2.645cm" svg:height="0.962cm" svg:x="22.702cm" svg:y="7.654cm">
            <draw:text-box>
              <text:p>+</text:p>
            </draw:text-box>
          </draw:frame>
          <draw:custom-shape draw:style-name="gr8" draw:text-style-name="P1" draw:layer="layout" svg:width="0.6cm" svg:height="0.6cm" svg:x="22.817cm" svg:y="15.72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9" draw:text-style-name="P4" xml:id="id2" draw:id="id2" draw:layer="layout" svg:width="2.645cm" svg:height="0.962cm" svg:x="22.779cm" svg:y="15.516cm">
            <draw:text-box>
              <text:p>-</text:p>
            </draw:text-box>
          </draw:frame>
          <draw:connector draw:style-name="gr1" draw:text-style-name="P1" draw:layer="layout" svg:x1="22.816cm" svg:y1="8.121cm" svg:x2="17.796cm" svg:y2="7.549cm" draw:start-shape="id12" draw:start-glue-point="6" draw:end-shape="id9" draw:end-glue-point="2" svg:d="M22816 8121h-5020v-572" svg:viewBox="0 0 5021 573">
            <text:p/>
          </draw:connector>
        </draw:g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9:47:26.547626833</meta:creation-date>
    <dc:date>2021-05-22T10:32:46.775659616</dc:date>
    <meta:editing-duration>PT21H45M29S</meta:editing-duration>
    <meta:editing-cycles>24</meta:editing-cycles>
    <meta:generator>LibreOffice/6.0.7.3$Linux_X86_64 LibreOffice_project/00m0$Build-3</meta:generator>
    <meta:document-statistic meta:object-count="121"/>
  </office:meta>
</office:document-meta>
</file>